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e14e" officeooo:paragraph-rsid="0005e14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e14e" officeooo:paragraph-rsid="0005e14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e14e" officeooo:paragraph-rsid="0007287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287a" officeooo:paragraph-rsid="0007287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e14e" officeooo:paragraph-rsid="0005e1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e14e" officeooo:paragraph-rsid="0005e14e" style:font-size-asian="14pt" style:font-weight-asian="bold" style:font-size-complex="14pt" style:font-weight-complex="bold"/>
    </style:style>
    <style:style style:name="T1" style:family="text">
      <style:text-properties officeooo:rsid="0005fa8e"/>
    </style:style>
    <style:style style:name="T2" style:family="text">
      <style:text-properties officeooo:rsid="0007287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fa8e" style:font-style-asian="italic" style:font-style-complex="italic"/>
    </style:style>
    <style:style style:name="T5" style:family="text">
      <style:text-properties fo:font-style="italic" officeooo:rsid="0007287a" style:font-style-asian="italic" style:font-style-complex="italic"/>
    </style:style>
    <style:style style:name="T6" style:family="text">
      <style:text-properties fo:font-style="normal" officeooo:rsid="0005fa8e" style:font-style-asian="normal" style:font-style-complex="normal"/>
    </style:style>
    <style:style style:name="T7" style:family="text">
      <style:text-properties fo:font-style="normal" officeooo:rsid="0007287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ial DUVERNEIX</text:p>
      <text:p text:style-name="P1">Teiki PEPIN</text:p>
      <text:p text:style-name="P1"/>
      <text:p text:style-name="P1"/>
      <text:p text:style-name="P3">Rapport</text:p>
      <text:p text:style-name="P3"><text:span text:style-name="T2">S</text:span>ystème<text:span text:style-name="T2">s</text:span> d’exploitation </text:p>
      <text:p text:style-name="P4">Projet 1 : Entrées/Sorties</text:p>
      <text:p text:style-name="P2"/>
      <text:p text:style-name="P2"/>
      <text:p text:style-name="P6">I – Bilan :</text:p>
      <text:p text:style-name="P5"/>
      <text:p text:style-name="P5"><text:tab/>Dans le cadre de la mise en place d’un mécanisme d’entrée-sortie sous Nachos, nous avons commencé par l’étude des fichiers sources de la console fournis. Nous avons procédé à des modifications basiques à ces fichiers afin de changer le comportement de la console. Ensuite, nous avons créé une console synchrone dans le but est d’encapsuler un mécanisme d’entrées-sorties synchrones à base de sémaphores. Nous avons implémenté dans un fichier C les fonctions <text:span text:style-name="T3">SynchConsole</text:span>, <text:span text:style-name="T3">~SynchConsole</text:span>, <text:span text:style-name="T3">SynchPutChar</text:span>, <text:span text:style-name="T3">SynchGetChar</text:span> <text:span text:style-name="T1">et ajouté ce fichier au </text:span><text:span text:style-name="T4">Makefile</text:span><text:span text:style-name="T1"> afin que notre nouvelle console soit compilée avec le reste des fichiers de Nachos. Nous avons modifié les fichiers </text:span><text:span text:style-name="T4">main.cc </text:span><text:span text:style-name="T1">et </text:span><text:span text:style-name="T4">progtest.cc </text:span><text:span text:style-name="T1">afin de permettre à Nachos de lancer notre console synchrone.</text:span></text:p>
      <text:p text:style-name="P5"/>
      <text:p text:style-name="P5"><text:tab/><text:span text:style-name="T1">Par la suite, nous avons rajouté un appel système dans Nachos permettant de lancer notre fonction </text:span><text:span text:style-name="T4">SynchPutChar</text:span><text:span text:style-name="T1"> en éditant le fichier </text:span><text:span text:style-name="T4">syscall.h</text:span><text:span text:style-name="T1">. Nous avons également rajouté la définition en assembleur de notre appel système </text:span><text:span text:style-name="T4">PutChar</text:span><text:span text:style-name="T1">. Nous avons permis à Nachos de gérer notre appel système en tant qu’exception non critique en ajoutant un appel à notre console dans le fichier </text:span><text:span text:style-name="T4">exception.cc</text:span><text:span text:style-name="T6"> </text:span><text:span text:style-name="T7">et en la définissant lors de l’initialisation du système via </text:span><text:span text:style-name="T5">system.cc</text:span><text:span text:style-name="T7">. Cela nous permet de lancer des programmes de test fonctionnels qui font plusieurs appels à notre appel système.</text:span></text:p>
      <text:p text:style-name="P5"><text:span text:style-name="T7"/></text:p>
      <text:p text:style-name="P5"><text:span text:style-name="T7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3:17:29.896959172</meta:creation-date>
    <dc:date>2017-10-11T13:49:13.373942840</dc:date>
    <meta:editing-duration>PT9M33S</meta:editing-duration>
    <meta:editing-cycles>1</meta:editing-cycles>
    <meta:document-statistic meta:table-count="0" meta:image-count="0" meta:object-count="0" meta:page-count="1" meta:paragraph-count="8" meta:word-count="218" meta:character-count="1417" meta:non-whitespace-character-count="1203"/>
    <meta:generator>LibreOffice/5.2.7.2$Linux_X86_64 LibreOffice_project/20m0$Build-2</meta:generator>
  </office:meta>
</office:document-meta>
</file>